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margin-left="0in" fo:margin-right="0in" fo:line-height="150%" fo:text-indent="0in" style:auto-text-indent="false"/>
    </style:style>
    <style:style style:name="P3" style:family="paragraph" style:parent-style-name="Standard" style:list-style-name="WWNum1">
      <style:paragraph-properties fo:margin-left="0.5in" fo:margin-right="0in" fo:line-height="150%" fo:text-indent="-0.25in" style:auto-text-indent="false"/>
    </style:style>
    <style:style style:name="P4" style:family="paragraph" style:parent-style-name="Standard" style:list-style-name="WWNum2">
      <style:paragraph-properties fo:margin-left="0.5in" fo:margin-right="0in" fo:line-height="150%" fo:text-indent="-0.25in" style:auto-text-indent="false"/>
    </style:style>
    <style:style style:name="P5" style:family="paragraph" style:parent-style-name="Standard" style:list-style-name="WWNum4">
      <style:paragraph-properties fo:margin-left="0.5in" fo:margin-right="0in" fo:line-height="150%" fo:text-indent="-0.25in" style:auto-text-indent="false"/>
    </style:style>
    <style:style style:name="P6" style:family="paragraph" style:parent-style-name="Standard" style:list-style-name="WWNum5">
      <style:paragraph-properties fo:margin-left="0.5in" fo:margin-right="0in" fo:line-height="15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9" style:family="paragraph" style:parent-style-name="Standard" style:list-style-name="WWNum3">
      <style:paragraph-properties fo:margin-left="0.5in" fo:margin-right="0in" fo:margin-top="0in" fo:margin-bottom="0.1665in" loext:contextual-spacing="false" fo:line-height="150%" fo:text-indent="-0.25in" style:auto-text-indent="false"/>
    </style:style>
    <style:style style:name="P10" style:family="paragraph" style:parent-style-name="Standard" style:list-style-name="WWNum3">
      <style:paragraph-properties fo:margin-left="1in" fo:margin-right="0in" fo:margin-top="0in" fo:margin-bottom="0in" loext:contextual-spacing="false" fo:line-height="150%" fo:text-indent="-0.25in" style:auto-text-indent="false"/>
    </style:style>
    <style:style style:name="P11" style:family="paragraph" style:parent-style-name="Standard" style:list-style-name="WWNum5">
      <style:paragraph-properties fo:margin-left="1in" fo:margin-right="0in" fo:line-height="150%" fo:text-indent="-0.25in" style:auto-text-indent="false"/>
    </style:style>
    <style:style style:name="P12" style:family="paragraph" style:parent-style-name="Standard">
      <style:paragraph-properties fo:margin-left="0.5in" fo:margin-right="0in" fo:line-height="150%" fo:text-indent="0.5in" style:auto-text-indent="false"/>
    </style:style>
    <style:style style:name="P13" style:family="paragraph" style:parent-style-name="Standard">
      <style:paragraph-properties fo:margin-left="0.5in" fo:margin-right="0in" fo:line-height="150%" fo:text-indent="0in" style:auto-text-indent="false"/>
    </style:style>
    <style:style style:name="P14" style:family="paragraph" style:parent-style-name="Standard">
      <style:paragraph-properties fo:margin-left="1in" fo:margin-right="0in" fo:line-height="150%" fo:text-indent="0in" style:auto-text-indent="false"/>
    </style:style>
    <style:style style:name="P15" style:family="paragraph" style:parent-style-name="Standard">
      <style:paragraph-properties fo:margin-left="1in" fo:margin-right="0.2083in" fo:margin-top="0.1528in" fo:margin-bottom="0.1528in" loext:contextual-spacing="false" fo:line-height="150%" fo:text-indent="0in" style:auto-text-indent="false"/>
    </style:style>
    <style:style style:name="P16" style:family="paragraph" style:parent-style-name="Standard" style:master-page-name="Standard">
      <style:paragraph-properties fo:line-height="150%" style:page-number="1"/>
    </style:style>
    <style:style style:name="T1" style:family="text">
      <style:text-properties fo:font-size="13pt" fo:font-weight="bold" style:font-size-asian="13pt" style:font-weight-asian="bold" style:font-size-complex="13pt"/>
    </style:style>
    <style:style style:name="T2" style:family="text">
      <style:text-properties fo:font-size="12pt" fo:font-weight="bold" style:font-size-asian="12pt" style:font-weight-asian="bold" style:font-size-complex="12pt"/>
    </style:style>
    <style:style style:name="T3" style:family="text">
      <style:text-properties fo:color="#1155cc" fo:font-weight="bold" style:font-weight-asian="bold"/>
    </style:style>
    <style:style style:name="T4" style:family="text">
      <style:text-properties fo:color="#1155cc" fo:font-size="12pt" style:text-underline-style="solid" style:text-underline-width="auto" style:text-underline-color="font-color" style:font-size-asian="12pt" style:font-size-complex="12pt"/>
    </style:style>
    <style:style style:name="T5" style:family="text">
      <style:text-properties fo:color="#1155cc" fo:font-size="12pt" style:text-underline-style="solid" style:text-underline-width="auto" style:text-underline-color="font-color" fo:font-weight="bold" style:font-size-asian="12pt" style:font-weight-asian="bold" style:font-size-complex="12pt"/>
    </style:style>
    <style:style style:name="T6" style:family="text">
      <style:text-properties fo:color="#1155cc"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style>
    <style:style style:name="T9" style:family="text">
      <style:text-properties fo:background-color="#ffff00"/>
    </style:style>
    <style:style style:name="T10" style:family="text">
      <style:text-properties fo:color="#c586c0" style:font-name="Consolas" fo:font-size="10.5pt" style:font-name-asian="Consolas1" style:font-size-asian="10.5pt" style:font-name-complex="Consolas1" style:font-size-complex="10.5pt"/>
    </style:style>
    <style:style style:name="T11" style:family="text">
      <style:text-properties fo:color="#cccccc" style:font-name="Consolas" fo:font-size="10.5pt" style:font-name-asian="Consolas1" style:font-size-asian="10.5pt" style:font-name-complex="Consolas1" style:font-size-complex="10.5pt"/>
    </style:style>
    <style:style style:name="T12" style:family="text">
      <style:text-properties fo:color="#4ec9b0" style:font-name="Consolas" fo:font-size="10.5pt" style:font-name-asian="Consolas1" style:font-size-asian="10.5pt" style:font-name-complex="Consolas1" style:font-size-complex="10.5pt"/>
    </style:style>
    <style:style style:name="T13" style:family="text">
      <style:text-properties fo:color="#008000" style:font-name="Consolas" fo:font-size="10.5pt" fo:font-weight="bold" style:font-name-asian="Consolas1" style:font-size-asian="10.5pt" style:font-weight-asian="bold" style:font-name-complex="Consolas1" style:font-size-complex="10.5pt"/>
    </style:style>
    <style:style style:name="T14" style:family="text">
      <style:text-properties style:font-name="Consolas" fo:font-size="10.5pt" style:font-name-asian="Consolas1" style:font-size-asian="10.5pt" style:font-name-complex="Consolas1" style:font-size-complex="10.5pt"/>
    </style:style>
    <style:style style:name="T15" style:family="text">
      <style:text-properties fo:color="#0000ff" style:font-name="Consolas" fo:font-size="10.5pt" fo:font-weight="bold" style:font-name-asian="Consolas1" style:font-size-asian="10.5pt" style:font-weight-asian="bold" style:font-name-complex="Consolas1" style:font-size-complex="10.5pt"/>
    </style:style>
    <style:style style:name="T16" style:family="text">
      <style:text-properties fo:color="#666666" style:font-name="Consolas" fo:font-size="10.5pt" style:font-name-asian="Consolas1" style:font-size-asian="10.5pt" style:font-name-complex="Consolas1" style:font-size-complex="10.5pt"/>
    </style:style>
    <style:style style:name="T17" style:family="text">
      <style:text-properties fo:color="#408080" style:font-name="Consolas" fo:font-size="10.5pt" fo:font-style="italic" style:font-name-asian="Consolas1" style:font-size-asian="10.5pt" style:font-style-asian="italic" style:font-name-complex="Consolas1" style:font-size-complex="10.5pt"/>
    </style:style>
    <style:style style:name="T18" style:family="text">
      <style:text-properties fo:color="#ba2121" style:font-name="Consolas" fo:font-size="10.5pt" style:font-name-asian="Consolas1" style:font-size-asian="10.5pt" style:font-name-complex="Consolas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Spiritual Bigfoot - GE03 Technical Documentation</text:span></text:p>
      <text:p text:style-name="P1"/>
      <text:p text:style-name="P2"><text:span text:style-name="T2">1.) Databases:</text:span></text:p>
      <text:list xml:id="list3640514108" text:style-name="WWNum1">
        <text:list-item>
          <text:p text:style-name="P3"><text:span text:style-name="T2">SQLite: </text:span><text:a xlink:type="simple" xlink:href="https://docs.djangoproject.com/en/4.2/ref/databases/#sqlite-notes" text:style-name="ListLabel_20_46" text:visited-style-name="ListLabel_20_46"><text:span text:style-name="T3">https://docs.djangoproject.com/en/4.2/ref/databases/#sqlite-notes</text:span></text:a></text:p>
        </text:list-item>
        <text:list-item>
          <text:p text:style-name="P3"><text:span text:style-name="T8">Connect SQLite DB to Django Project: </text:span><text:a xlink:type="simple" xlink:href="https://techvidvan.com/tutorials/django-database-connectivity/" text:style-name="ListLabel_20_46" text:visited-style-name="ListLabel_20_46"><text:span text:style-name="T3">https://techvidvan.com/tutorials/django-database-connectivity/</text:span></text:a></text:p>
        </text:list-item>
      </text:list>
      <text:p text:style-name="P2"><text:span text:style-name="T2">2.) Admin Setup:</text:span></text:p>
      <text:list xml:id="list131733298505570" text:continue-numbering="true" text:style-name="WWNum1">
        <text:list-item>
          <text:p text:style-name="P3"><text:span text:style-name="T8">Django admin site: </text:span><text:a xlink:type="simple" xlink:href="https://docs.djangoproject.com/en/4.2/ref/contrib/admin/" text:style-name="ListLabel_20_46" text:visited-style-name="ListLabel_20_46"><text:span text:style-name="T3">https://docs.djangoproject.com/en/4.2/ref/contrib/admin/</text:span></text:a></text:p>
        </text:list-item>
        <text:list-item>
          <text:p text:style-name="P7"><text:span text:style-name="T8">Enable and Connect Django Admin: </text:span><text:a xlink:type="simple" xlink:href="https://www.digitalocean.com/community/tutorials/how-to-enable-and-connect-the-django-admin-interface" text:style-name="ListLabel_20_46" text:visited-style-name="ListLabel_20_46"><text:span text:style-name="T3">https://www.digitalocean.com/community/tutorials/how-to-enable-and-connect-the-django-admin-interface</text:span></text:a></text:p>
        </text:list-item>
      </text:list>
      <text:list xml:id="list2281423649" text:style-name="WWNum3">
        <text:list-item>
          <text:p text:style-name="P8"><text:s/>Activate venv</text:p>
        </text:list-item>
        <text:list-item>
          <text:p text:style-name="P8">Update <text:span text:style-name="T9">settings.py</text:span> file and Add app</text:p>
        </text:list-item>
        <text:list-item>
          <text:p text:style-name="P8">Update <text:span text:style-name="T9">urls.py</text:span> file and add admin</text:p>
        </text:list-item>
        <text:list-item>
          <text:p text:style-name="P8">Verify admin is an installed app</text:p>
          <text:list>
            <text:list-item>
              <text:p text:style-name="P10">Remember to <text:span text:style-name="T9">migrate</text:span> when <text:span text:style-name="T9">models change</text:span></text:p>
            </text:list-item>
          </text:list>
        </text:list-item>
        <text:list-item>
          <text:p text:style-name="P8">Go to admin login page of site</text:p>
        </text:list-item>
        <text:list-item>
          <text:p text:style-name="P8">Create Super-User ex. python manage.py createsuperuser</text:p>
        </text:list-item>
        <text:list-item>
          <text:p text:style-name="P8">Create URLs for POST and Comment</text:p>
        </text:list-item>
        <text:list-item>
          <text:p text:style-name="P8">Connect Blog App to admin</text:p>
        </text:list-item>
        <text:list-item>
          <text:p text:style-name="P8">Verify on Site</text:p>
        </text:list-item>
        <text:list-item>
          <text:p text:style-name="P8">deactivate</text:p>
        </text:list-item>
        <text:list-item>
          <text:p text:style-name="P9">Use Vscode extension or Dbbrowser to view Databases</text:p>
        </text:list-item>
      </text:list>
      <text:p text:style-name="P1"><text:span text:style-name="T2">3.) Migrations: </text:span><text:a xlink:type="simple" xlink:href="https://docs.djangoproject.com/en/4.2/topics/migrations/" text:style-name="ListLabel_20_47" text:visited-style-name="ListLabel_20_47"><text:span text:style-name="T4">https://docs.djangoproject.com/en/4.2/topics/migrations/</text:span></text:a></text:p>
      <text:p text:style-name="P12">Migrations are the method that Django uses to propagate model changes into a database schema. Migrations can typically be created automatically by Django, but more complex changes will require a manual migration. Similar to Git, migrations act as a version control system for database schema that stores model changes in a file, making it easy to apply those changes to the real database. Django supports having dependencies for migrations, but these dependencies can lead to compatibility issues between various apps. Migrations are written as python objects, with a dedicated class layout that denotes it to be a migration. All reversible migration operations can be undone using the migrate command and the migration number. Database data can also be updated using migrations, but Django cannot automatically make migration files for data, so the migration files have to be written manually. The number of migrations for a given app can be reduced using a process called squashing, which looks for places where migrations can be combined into a single migration. In order to create migrations Django has to serialize models; most things can be serialized, but more complex things like nested classes cannot be serialized. Custom serializers can be written to handle what Django couldn’t on its own, and a deconstruct() method can be used to serialize custom class instances.</text:p>
      <text:p text:style-name="P12"/>
      <text:p text:style-name="P2"><text:span text:style-name="T2">4.) Model Relationships: </text:span><text:a xlink:type="simple" xlink:href="https://www.scaler.com/topics/django/relationships-in-django-models/" text:style-name="ListLabel_20_48" text:visited-style-name="ListLabel_20_48"><text:span text:style-name="T6">https://www.scaler.com/topics/django/relationships-in-django-models/</text:span></text:a></text:p>
      <text:p text:style-name="P2"/>
      <text:list xml:id="list2609164873" text:style-name="WWNum2">
        <text:list-item>
          <text:p text:style-name="P4"><text:soft-page-break/><text:span text:style-name="T8">What is a Model Relationship?</text:span></text:p>
        </text:list-item>
      </text:list>
      <text:p text:style-name="P13">Model relationships are a way to link different models so that they can react to changes within each other. For example, linking a student model to a model that stores what major they are in. So that when you remove a major it will change it for every student model. These allow for having changes in one model reflect on other models.</text:p>
      <text:p text:style-name="P2"/>
      <text:list xml:id="list131732720463502" text:continue-numbering="true" text:style-name="WWNum2">
        <text:list-item>
          <text:p text:style-name="P4"><text:span text:style-name="T8">Why Model Relationships?</text:span></text:p>
        </text:list-item>
      </text:list>
      <text:p text:style-name="P13">Relationships make it so that you do not have to manually change each model when it contains information that depends on a different model. In the student and major example, if a relationship was not created between the model that contains student info and the model that contains the majors, if you removed one you would have to manually get rid of that in every student. By linking the two models through a relationship you are able to make it so that on delete, it will go through each student and delete that major. Making a change in one table can reflect on the other.</text:p>
      <text:p text:style-name="P13"/>
      <text:list xml:id="list2373287559" text:style-name="WWNum4">
        <text:list-item>
          <text:p text:style-name="P5"><text:span text:style-name="T8">One-to-One Relationships</text:span></text:p>
        </text:list-item>
      </text:list>
      <text:p text:style-name="P13">One record of a model is related to exactly one record of a different model. This is used for security purposes. For example, having only one user id relate to only one student. One-to-one can be implemented so that when a student is removed from the system their corresponding user id will also be removed.</text:p>
      <text:p text:style-name="P13"/>
      <text:list xml:id="list131732338601429" text:continue-list="list131732720463502" text:style-name="WWNum2">
        <text:list-item>
          <text:p text:style-name="P4"><text:span text:style-name="T8">Many-to-Many Relationships</text:span></text:p>
        </text:list-item>
      </text:list>
      <text:p text:style-name="P13">Each record in the first model is related to several records in the second model and vice versa. For example, a product can have multiple customers and a customer can have multiple models. These types of relationships come into play when you have models where several of their elements are related to each other.</text:p>
      <text:p text:style-name="P13"/>
      <text:list xml:id="list131733421175403" text:continue-numbering="true" text:style-name="WWNum2">
        <text:list-item>
          <text:p text:style-name="P4"><text:span text:style-name="T8">Many-to-One Relationships</text:span></text:p>
        </text:list-item>
      </text:list>
      <text:p text:style-name="P13">A record in one model can only be related to one in the other, but the other model relates to several records in the one model. For example, a song can have one album, but an album has multiple songs. So, the “one” is the album model and the “many” is the song model. These work in situations where you have something that belongs under one category, but that category can contain multiple things.</text:p>
      <text:p text:style-name="P13"/>
      <text:list xml:id="list131732807034796" text:continue-numbering="true" text:style-name="WWNum2">
        <text:list-item>
          <text:p text:style-name="P4"><text:span text:style-name="T8">Data Integrity</text:span></text:p>
        </text:list-item>
      </text:list>
      <text:p text:style-name="P13">Data integrity is the accuracy of a database. Defining the behavior of a model maintains database integrity. When you delete something that another model relies on, then you want to make sure the reliant record also gets deleted.</text:p>
      <text:p text:style-name="P13"/>
      <text:p text:style-name="P1"><text:span text:style-name="T2">5.) Django Model Setup:</text:span></text:p>
      <text:p text:style-name="P1">Basic info about models: <text:a xlink:type="simple" xlink:href="https://docs.djangoproject.com/en/4.2/topics/db/models/" text:style-name="ListLabel_20_48" text:visited-style-name="ListLabel_20_48"><text:span text:style-name="T6">Models | Django documentation</text:span></text:a>:</text:p>
      <text:p text:style-name="P1"/>
      <text:p text:style-name="P1">“A model is the single, definitive source of information about your data. It contains the essential fields and behaviors of the data you’re storing. Generally, each model maps to a single database table.”</text:p>
      <text:p text:style-name="P1"/>
      <text:p text:style-name="P1"><text:span text:style-name="T2">How to: </text:span><text:a xlink:type="simple" xlink:href="https://docs.djangoproject.com/en/4.2/topics/db/models/" text:style-name="ListLabel_20_49" text:visited-style-name="ListLabel_20_49"><text:span text:style-name="T5">Models | Django documentation</text:span></text:a></text:p>
      <text:p text:style-name="P1"><text:s/></text:p>
      <text:list xml:id="list4259120193" text:style-name="WWNum5">
        <text:list-item>
          <text:p text:style-name="P6"><text:span text:style-name="T8">Models.py:</text:span></text:p>
          <text:list>
            <text:list-item>
              <text:p text:style-name="P11"><text:soft-page-break/>Models are created in the models.py file (auto-generated by Django) with <text:span text:style-name="T10">from</text:span><text:span text:style-name="T11"> </text:span><text:span text:style-name="T12">django</text:span><text:span text:style-name="T11">.</text:span><text:span text:style-name="T12">db</text:span><text:span text:style-name="T11"> </text:span><text:span text:style-name="T10">import</text:span><text:span text:style-name="T11"> </text:span><text:span text:style-name="T12">models </text:span>at the top</text:p>
            </text:list-item>
            <text:list-item>
              <text:p text:style-name="P11">To create a new model, make a new python class inside models.py. Example:</text:p>
            </text:list-item>
          </text:list>
        </text:list-item>
      </text:list>
      <text:p text:style-name="P14"><text:span text:style-name="T13">class</text:span><text:span text:style-name="T14"> </text:span><text:span text:style-name="T15">Person</text:span><text:span text:style-name="T14">(models</text:span><text:span text:style-name="T16">.</text:span><text:span text:style-name="T14">Model):</text:span></text:p>
      <text:p text:style-name="P14"><text:span text:style-name="T14"><text:s text:c="4"/>first_name </text:span><text:span text:style-name="T16">=</text:span><text:span text:style-name="T14"> models</text:span><text:span text:style-name="T16">.</text:span><text:span text:style-name="T14">CharField(max_length</text:span><text:span text:style-name="T16">=30</text:span><text:span text:style-name="T14">)</text:span></text:p>
      <text:p text:style-name="P15"><text:span text:style-name="T14"><text:s text:c="4"/>last_name </text:span><text:span text:style-name="T16">=</text:span><text:span text:style-name="T14"> models</text:span><text:span text:style-name="T16">.</text:span><text:span text:style-name="T14">CharField(max_length</text:span><text:span text:style-name="T16">=30</text:span><text:span text:style-name="T14">)</text:span></text:p>
      <text:list xml:id="list131733303085814" text:continue-numbering="true" text:style-name="WWNum5">
        <text:list-item>
          <text:list>
            <text:list-item>
              <text:p text:style-name="P11">First_name and last_name are the fields for the model (the columns in the database table from class), while each instance of Person is its own row</text:p>
            </text:list-item>
            <text:list-item>
              <text:p text:style-name="P11">Django then auto-generates a database table and an “id” field for each model in models.py</text:p>
            </text:list-item>
            <text:list-item>
              <text:p text:style-name="P11">All of your models go in the same <text:span text:style-name="T8">models.py </text:span>file as individual classes</text:p>
            </text:list-item>
            <text:list-item>
              <text:p text:style-name="P11">Each field comes with a number of <text:a xlink:type="simple" xlink:href="https://docs.djangoproject.com/en/4.2/topics/db/models/#:~:text=model%20fields.-,Field%20options,-%C2%B6" text:style-name="ListLabel_20_48" text:visited-style-name="ListLabel_20_48"><text:span text:style-name="T6">field options</text:span></text:a> (<text:a xlink:type="simple" xlink:href="https://docs.djangoproject.com/en/4.2/topics/db/models/#field-options" text:style-name="ListLabel_20_48" text:visited-style-name="ListLabel_20_48"><text:span text:style-name="T6">https://docs.djangoproject.com/en/4.2/topics/db/models/#field-options</text:span></text:a>)</text:p>
            </text:list-item>
          </text:list>
        </text:list-item>
      </text:list>
      <text:p text:style-name="P1"/>
      <text:list xml:id="list131733119203159" text:continue-numbering="true" text:style-name="WWNum5">
        <text:list-item>
          <text:p text:style-name="P6"><text:span text:style-name="T8">Settings.py</text:span></text:p>
          <text:list>
            <text:list-item>
              <text:p text:style-name="P11">After making your models, open <text:span text:style-name="T8">settings.py</text:span> and add the name of the folder which contains <text:span text:style-name="T8">models.py</text:span> to the <text:span text:style-name="T8">INSTALLED_APPS </text:span>setting. Django should do this automatically, but double check just to be sure</text:p>
            </text:list-item>
            <text:list-item>
              <text:p text:style-name="P11">Example:</text:p>
            </text:list-item>
          </text:list>
        </text:list-item>
      </text:list>
      <text:p text:style-name="P14"><text:span text:style-name="T14">INSTALLED_APPS </text:span><text:span text:style-name="T16">=</text:span><text:span text:style-name="T14"> [</text:span></text:p>
      <text:p text:style-name="P14"><text:span text:style-name="T14"><text:s text:c="4"/></text:span><text:span text:style-name="T17"># ...</text:span></text:p>
      <text:p text:style-name="P14"><text:span text:style-name="T14"><text:s text:c="4"/></text:span><text:span text:style-name="T18">"myapp"</text:span><text:span text:style-name="T14">,</text:span></text:p>
      <text:p text:style-name="P14"><text:span text:style-name="T14"><text:s text:c="4"/></text:span><text:span text:style-name="T17"># ...</text:span></text:p>
      <text:p text:style-name="P15"><text:span text:style-name="T14">]</text:span></text:p>
      <text:list xml:id="list131733820549488" text:continue-numbering="true" text:style-name="WWNum5">
        <text:list-item>
          <text:list>
            <text:list-item>
              <text:p text:style-name="P11">Run <text:span text:style-name="T8">manage.py migrate</text:span> after adding any new apps to <text:span text:style-name="T8">INSTALLED_APPS</text:span></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12pt" style:text-underline-style="solid" style:text-underline-width="auto" style:text-underline-color="font-color" style:font-size-asian="12pt" style:font-size-complex="12pt"/>
    </style:style>
    <style:style style:name="ListLabel_20_48" style:display-name="ListLabel 48" style:family="text">
      <style:text-properties fo:color="#1155cc" style:text-underline-style="solid" style:text-underline-width="auto" style:text-underline-color="font-color"/>
    </style:style>
    <style:style style:name="ListLabel_20_49" style:display-name="ListLabel 49" style:family="text">
      <style:text-properties fo:color="#1155cc" fo:font-size="12pt" style:text-underline-style="solid" style:text-underline-width="auto" style:text-underline-color="font-color" fo:font-weight="bold" style:font-size-asian="12pt" style:font-weight-asian="bold"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8" meta:word-count="962" meta:character-count="6105" meta:non-whitespace-character-count="5211"/>
    <meta:generator>LibreOfficeDev/6.0.5.2$Linux_X86_64 LibreOffice_project/</meta:generator>
  </office:meta>
</office:document-meta>
</file>